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Grammar.ForwardGrammar( CoreAnnotationProcessorEnv env , Diagnostics diags , String requiredRuntimeVersion , RuntimeVersionChecker runtimeVersionChecker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wardNameType.getErrorMessageExtra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NameType.ForwardNa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NameType.getAdditionalAnnotationsToCheck( MemberDeclaration classMe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wardGrammar.onCheckMember( AnnotationTypeElementDeclaration memberDecl , AnnotationValue value , AnnotationInstance annotation , AnnotationInstance [ ] parentAnnotations , MemberDeclaration classMemb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Forward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Grammar.getAttr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Grammar.getNa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Grammar.getMutuallyExclusive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NameType.addAdditionalAnnotationsToCheck( Collection catches , TypeDeclaration outerType , List additionalEntiti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orwardNameType.allowExactDupl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NameType.ForwardNameType( String member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